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92cm" fo:min-width="5.142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0.45cm" fo:min-width="6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6.2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0.45cm" fo:min-width="6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6.3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0.45cm" fo:min-width="2.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6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5.15cm" fo:min-width="4.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0.45cm" fo:min-width="8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0.45cm" fo:min-width="4.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6cm"/>
    </style:style>
    <style:style style:name="gr14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position="super 58%" fo:font-size="9pt" style:font-size-asian="9pt" style:font-size-complex="9pt"/>
    </style:style>
    <style:style style:name="T5" style:family="text">
      <style:text-properties style:text-position="0% 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5.7cm" svg:height="0.6cm" svg:x="1.3cm" svg:y="9cm">
          <text:p text:style-name="P1"><text:span text:style-name="T1">train_transe_FB15K237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2" draw:text-style-name="P2" draw:layer="layout" svg:width="6.7cm" svg:height="0.7cm" svg:x="1.2cm" svg:y="4.4cm">
            <text:p text:style-name="P1"><text:span text:style-name="T1">TrainDataLo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6.7cm" svg:height="0.6cm" svg:x="1.2cm" svg:y="3.8cm">
            <text:p text:style-name="P1"><text:span text:style-name="T1">openke/data/TrainDataLoad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" draw:text-style-name="P2" draw:layer="layout" svg:width="6.8cm" svg:height="0.7cm" svg:x="8.1cm" svg:y="4.4cm">
            <text:p text:style-name="P1"><text:span text:style-name="T1">TestDataLo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6.8cm" svg:height="0.6cm" svg:x="8.1cm" svg:y="3.8cm">
            <text:p text:style-name="P1"><text:span text:style-name="T1">openke/data/TestDataLoad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6" draw:text-style-name="P2" draw:layer="layout" svg:width="3.1cm" svg:height="0.7cm" svg:x="6.434cm" svg:y="1.9cm">
            <text:p text:style-name="P1"><text:span text:style-name="T1">*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1cm" svg:height="0.6cm" svg:x="6.434cm" svg:y="1.3cm">
            <text:p text:style-name="P1"><text:span text:style-name="T1">openke/base/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8" draw:text-style-name="P2" draw:layer="layout" svg:width="4.9cm" svg:height="5.4cm" svg:x="11.8cm" svg:y="6cm">
            <text:p text:style-name="P1"><text:span text:style-name="T1">Analogy.py/Analogy</text:span></text:p>
            <text:p text:style-name="P1"><text:span text:style-name="T2">ComplEx</text:span><text:span text:style-name="T1">.py/ComplEx</text:span></text:p>
            <text:p text:style-name="P1"><text:span text:style-name="T2">DistMult</text:span><text:span text:style-name="T1">.py/DistMult</text:span></text:p>
            <text:p text:style-name="P1"><text:span text:style-name="T2">HolE</text:span><text:span text:style-name="T1">.py/HolE</text:span></text:p>
            <text:p text:style-name="P1"><text:span text:style-name="T2">RESCAL</text:span><text:span text:style-name="T1">.py/RESCAL</text:span></text:p>
            <text:p text:style-name="P1"><text:span text:style-name="T2">RotatE</text:span><text:span text:style-name="T1">.py/RotatE</text:span></text:p>
            <text:p text:style-name="P1"><text:span text:style-name="T2">SimplE</text:span><text:span text:style-name="T1">.py/SimplE</text:span></text:p>
            <text:p text:style-name="P1"><text:span text:style-name="T2">TransD</text:span><text:span text:style-name="T1">.py/TransD</text:span></text:p>
            <text:p text:style-name="P1"><text:span text:style-name="T2">TransE</text:span><text:span text:style-name="T1">.py/TransE</text:span></text:p>
            <text:p text:style-name="P1"><text:span text:style-name="T2">TransH</text:span><text:span text:style-name="T1">.py/TransH</text:span></text:p>
            <text:p text:style-name="P1"><text:span text:style-name="T2">TransR</text:span><text:span text:style-name="T1">.py/Trans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4.9cm" svg:height="0.6cm" svg:x="11.8cm" svg:y="5.4cm">
            <text:p text:style-name="P1"><text:span text:style-name="T1">openke/module/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0" draw:text-style-name="P2" draw:layer="layout" svg:width="9.4cm" svg:height="0.7cm" svg:x="9.9cm" svg:y="12.5cm">
            <text:p text:style-name="P1"><text:span text:style-name="T1">NegativeSamp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9.4cm" svg:height="0.6cm" svg:x="9.9cm" svg:y="11.9cm">
            <text:p text:style-name="P1"><text:span text:style-name="T1">openke/module/strategy/NegativeSampling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2" draw:text-style-name="P2" draw:layer="layout" svg:width="5.1cm" svg:height="0.7cm" svg:x="6.5cm" svg:y="14.3cm">
            <text:p text:style-name="P1"><text:span text:style-name="T1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5.1cm" svg:height="0.6cm" svg:x="6.5cm" svg:y="13.7cm">
            <text:p text:style-name="P1"><text:span text:style-name="T1">openke/config/Train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2" draw:text-style-name="P2" draw:layer="layout" svg:width="5.1cm" svg:height="0.7cm" svg:x="1.3cm" svg:y="14.3cm">
            <text:p text:style-name="P1"><text:span text:style-name="T1">Te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5.1cm" svg:height="0.6cm" svg:x="1.3cm" svg:y="13.7cm">
            <text:p text:style-name="P1"><text:span text:style-name="T1">openke/config/Test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3" draw:layer="layout" svg:x1="4.15cm" svg:y1="9cm" svg:x2="4.55cm" svg:y2="5.1cm" draw:start-shape="id1" draw:start-glue-point="0" draw:end-shape="id2" svg:d="M4150 9000v-1950h400v-1950" svg:viewBox="0 0 401 3901">
          <text:p/>
        </draw:connector>
        <draw:connector draw:style-name="gr14" draw:text-style-name="P3" draw:layer="layout" svg:x1="4.15cm" svg:y1="9cm" svg:x2="11.5cm" svg:y2="5.1cm" draw:start-shape="id1" draw:start-glue-point="0" draw:end-shape="id3" draw:end-glue-point="2" svg:d="M4150 9000v-1950h7350v-1950" svg:viewBox="0 0 7351 3901">
          <text:p/>
        </draw:connector>
        <draw:connector draw:style-name="gr14" draw:text-style-name="P3" draw:layer="layout" svg:x1="7cm" svg:y1="9.3cm" svg:x2="11.8cm" svg:y2="8.4cm" draw:start-shape="id1" draw:start-glue-point="1" draw:end-shape="id4" draw:end-glue-point="3" svg:d="M7000 9300h2401v-900h2399" svg:viewBox="0 0 4801 901">
          <text:p/>
        </draw:connector>
        <draw:connector draw:style-name="gr14" draw:text-style-name="P3" draw:layer="layout" svg:x1="7cm" svg:y1="9.3cm" svg:x2="9.9cm" svg:y2="12.55cm" draw:start-shape="id1" draw:start-glue-point="1" draw:end-shape="id5" draw:end-glue-point="3" svg:d="M7000 9300h1451v3250h1449" svg:viewBox="0 0 2901 3251">
          <text:p/>
        </draw:connector>
        <draw:connector draw:style-name="gr14" draw:text-style-name="P3" draw:layer="layout" draw:line-skew="1.249cm" svg:x1="4.15cm" svg:y1="9.6cm" svg:x2="9.05cm" svg:y2="13.7cm" draw:start-shape="id1" draw:start-glue-point="2" draw:end-shape="id6" draw:end-glue-point="0" svg:d="M4150 9600v3300h4900v800" svg:viewBox="0 0 4901 4101">
          <text:p/>
        </draw:connector>
        <draw:connector draw:style-name="gr14" draw:text-style-name="P3" draw:layer="layout" svg:x1="4.15cm" svg:y1="9.6cm" svg:x2="3.85cm" svg:y2="13.7cm" draw:start-shape="id1" draw:start-glue-point="2" draw:end-shape="id7" draw:end-glue-point="0" svg:d="M4150 9600v2051h-300v2049" svg:viewBox="0 0 301 4101">
          <text:p/>
        </draw:connector>
        <draw:connector draw:style-name="gr14" draw:text-style-name="P3" draw:layer="layout" svg:x1="4.55cm" svg:y1="3.8cm" svg:x2="7.984cm" svg:y2="2.6cm" draw:start-shape="id2" draw:start-glue-point="0" draw:end-shape="id8" draw:end-glue-point="2" svg:d="M4550 3800v-600h3434v-600" svg:viewBox="0 0 3435 1201">
          <text:p/>
        </draw:connector>
        <draw:connector draw:style-name="gr14" draw:text-style-name="P3" draw:layer="layout" svg:x1="11.5cm" svg:y1="3.8cm" svg:x2="7.984cm" svg:y2="2.6cm" draw:start-shape="id3" draw:start-glue-point="0" draw:end-shape="id8" draw:end-glue-point="2" svg:d="M11500 3800v-600h-3516v-600" svg:viewBox="0 0 3517 1201">
          <text:p/>
        </draw:connector>
        <draw:frame draw:style-name="gr15" draw:text-style-name="P4" draw:layer="layout" svg:width="3.3cm" svg:height="0.975cm" svg:x="1.3cm" svg:y="5.6cm">
          <draw:text-box>
            <text:p><text:span text:style-name="T3">1</text:span><text:span text:style-name="T4">a</text:span><text:span text:style-name="T3"> op.: caricamento dei dati di training</text:span></text:p>
          </draw:text-box>
        </draw:frame>
        <draw:frame draw:style-name="gr15" draw:text-style-name="P4" draw:layer="layout" svg:width="3.3cm" svg:height="0.975cm" svg:x="8cm" svg:y="6cm">
          <draw:text-box>
            <text:p><text:span text:style-name="T5">2</text:span><text:span text:style-name="T4">a</text:span><text:span text:style-name="T3"> op.: caricamento dei dati di testing</text:span></text:p>
          </draw:text-box>
        </draw:frame>
        <draw:frame draw:style-name="gr15" draw:text-style-name="P4" draw:layer="layout" svg:width="3.3cm" svg:height="0.975cm" svg:x="0.8cm" svg:y="11.5cm">
          <draw:text-box>
            <text:p><text:span text:style-name="T5">6</text:span><text:span text:style-name="T4">a</text:span><text:span text:style-name="T3"> op.: esecuzione del testing</text:span></text:p>
          </draw:text-box>
        </draw:frame>
        <draw:frame draw:style-name="gr15" draw:text-style-name="P4" draw:layer="layout" svg:width="3.3cm" svg:height="0.975cm" svg:x="4.6cm" svg:y="12cm">
          <draw:text-box>
            <text:p><text:span text:style-name="T5">5</text:span><text:span text:style-name="T4">a</text:span><text:span text:style-name="T3"> op.: esecuzione del training</text:span></text:p>
          </draw:text-box>
        </draw:frame>
        <draw:frame draw:style-name="gr15" draw:text-style-name="P4" draw:layer="layout" svg:width="3.3cm" svg:height="0.975cm" svg:x="7.2cm" svg:y="7.8cm">
          <draw:text-box>
            <text:p><text:span text:style-name="T5">3</text:span><text:span text:style-name="T4">a</text:span><text:span text:style-name="T3"> op.: definizione del modello</text:span></text:p>
          </draw:text-box>
        </draw:frame>
        <draw:frame draw:style-name="gr15" draw:text-style-name="P4" draw:layer="layout" svg:width="3.3cm" svg:height="0.975cm" svg:x="8.2cm" svg:y="10.4cm">
          <draw:text-box>
            <text:p><text:span text:style-name="T5">4</text:span><text:span text:style-name="T4">a</text:span><text:span text:style-name="T3"> op.: definizione della loss 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00:30:16.618000000</meta:creation-date>
    <dc:date>2019-12-18T00:55:25.098000000</dc:date>
    <meta:editing-duration>PT24M57S</meta:editing-duration>
    <meta:editing-cycles>20</meta:editing-cycles>
    <meta:generator>LibreOffice/6.2.8.2$Windows_X86_64 LibreOffice_project/f82ddfca21ebc1e222a662a32b25c0c9d20169ee</meta:generator>
    <meta:document-statistic meta:object-count="36"/>
  </office:meta>
</office:document-meta>
</file>